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XWriter.outputNames( Object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XWriter.outputHtmlNamesSortedByShortName( Collection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XWriter.outputDetail( Set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XWriter.getAttributeValue( ObjectName name , String attribut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XWriter.outputNames( Collection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XWriter.outputDetail( Object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MXWriter.outputHtmlAttributes( Set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XWriter.JMXWriter( PrintWriter writer , Managem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XWriter.outputHtmlNamesByDomain( Collection 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MXWriter.printEncodedObjectName( Object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Writer.outputHtmlNamesByProperty( Collection names , String proper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MXWriter.outputMBeans( Collection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XWriter.outputHtmlProperties( Object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MXWriter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Writer.getShortName( Object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XWriter.outputMBeans( Object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XWriter.outputHtmlNames( Object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Writer.setManagementContext( ManagementContext managemen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Writer.outputHtmlAttributes( Object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MXWriter.getManag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Writer.printDetailURL(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XWriter.outputHtmlProperties( Set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XWriter.printEncodedValue( Object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MXWriter.outputHtmlAttributeGrid( Set nam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JMXWriter.output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XWriter.printDetailURL( Object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XWriter.outputHtmlNames( Collection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XWriter.outputHtmlName( ObjectName name , String sh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XWriter.outputHtmlPropertiesGrid( Set nam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MXWriter.outpu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